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3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ELETE <text:s text:c="3"/></text:p>
          </table:table-cell>
          <table:table-cell office:value-type="string" calcext:value-type="string">
            <text:p>Eliminar Registro</text:p>
          </table:table-cell>
          <table:table-cell table:formula="of:=CONCATENATE(&quot;INSERT INTO sss_eventos VALUES('&quot;;[.A1];&quot;','&quot;;[.B1];&quot;');&quot;)" office:value-type="string" office:string-value="INSERT INTO sss_eventos VALUES('DELETE    ','Eliminar Registro');" calcext:value-type="string">
            <text:p>INSERT INTO sss_eventos VALUES('DELETE <text:s text:c="3"/>','Eliminar Registro');</text:p>
          </table:table-cell>
        </table:table-row>
        <table:table-row table:style-name="ro1">
          <table:table-cell table:style-name="ce1" office:value-type="string" calcext:value-type="string">
            <text:p>INSERT <text:s text:c="3"/></text:p>
          </table:table-cell>
          <table:table-cell office:value-type="string" calcext:value-type="string">
            <text:p>Insertar Registro</text:p>
          </table:table-cell>
          <table:table-cell table:formula="of:=CONCATENATE(&quot;INSERT INTO sss_eventos VALUES('&quot;;[.A2];&quot;','&quot;;[.B2];&quot;');&quot;)" office:value-type="string" office:string-value="INSERT INTO sss_eventos VALUES('INSERT    ','Insertar Registro');" calcext:value-type="string">
            <text:p>INSERT INTO sss_eventos VALUES('INSERT <text:s text:c="3"/>','Insertar Registro');</text:p>
          </table:table-cell>
        </table:table-row>
        <table:table-row table:style-name="ro1">
          <table:table-cell table:style-name="ce1" office:value-type="string" calcext:value-type="string">
            <text:p>PROCESS <text:s text:c="2"/></text:p>
          </table:table-cell>
          <table:table-cell office:value-type="string" calcext:value-type="string">
            <text:p>Procesamiento</text:p>
          </table:table-cell>
          <table:table-cell table:formula="of:=CONCATENATE(&quot;INSERT INTO sss_eventos VALUES('&quot;;[.A3];&quot;','&quot;;[.B3];&quot;');&quot;)" office:value-type="string" office:string-value="INSERT INTO sss_eventos VALUES('PROCESS   ','Procesamiento');" calcext:value-type="string">
            <text:p>INSERT INTO sss_eventos VALUES('PROCESS <text:s text:c="2"/>','Procesamiento');</text:p>
          </table:table-cell>
        </table:table-row>
        <table:table-row table:style-name="ro1">
          <table:table-cell table:style-name="ce1" office:value-type="string" calcext:value-type="string">
            <text:p>REPORT <text:s text:c="3"/></text:p>
          </table:table-cell>
          <table:table-cell office:value-type="string" calcext:value-type="string">
            <text:p>Ejecución de Reporte</text:p>
          </table:table-cell>
          <table:table-cell table:formula="of:=CONCATENATE(&quot;INSERT INTO sss_eventos VALUES('&quot;;[.A4];&quot;','&quot;;[.B4];&quot;');&quot;)" office:value-type="string" office:string-value="INSERT INTO sss_eventos VALUES('REPORT    ','Ejecución de Reporte');" calcext:value-type="string">
            <text:p>INSERT INTO sss_eventos VALUES('REPORT <text:s text:c="3"/>','Ejecución de Reporte');</text:p>
          </table:table-cell>
        </table:table-row>
        <table:table-row table:style-name="ro1">
          <table:table-cell table:style-name="ce1" office:value-type="string" calcext:value-type="string">
            <text:p>UPDATE <text:s text:c="3"/></text:p>
          </table:table-cell>
          <table:table-cell office:value-type="string" calcext:value-type="string">
            <text:p>Actualizar Registro</text:p>
          </table:table-cell>
          <table:table-cell table:formula="of:=CONCATENATE(&quot;INSERT INTO sss_eventos VALUES('&quot;;[.A5];&quot;','&quot;;[.B5];&quot;');&quot;)" office:value-type="string" office:string-value="INSERT INTO sss_eventos VALUES('UPDATE    ','Actualizar Registro');" calcext:value-type="string">
            <text:p>INSERT INTO sss_eventos VALUES('UPDATE <text:s text:c="3"/>','Actualizar Registro');</text:p>
          </table:table-cell>
        </table:table-row>
        <table:table-row table:style-name="ro1" table:number-rows-repeated="75207">
          <table:table-cell table:style-name="ce1"/>
          <table:table-cell table:number-columns-repeated="2"/>
        </table:table-row>
        <table:table-row table:style-name="ro1" table:number-rows-repeated="9733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0000-00-00T08:23:38.2961894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5-09T07:53:11.164697761</meta:creation-date>
    <dc:date>2015-05-09T08:29:12.482460960</dc:date>
    <dc:creator>Juan Plablo</dc:creator>
    <meta:editing-duration>PT10M</meta:editing-duration>
    <meta:editing-cycles>3</meta:editing-cycles>
    <meta:generator>LibreOffice/4.1.4.2$Linux_X86_64 LibreOffice_project/410m0$Build-2</meta:generator>
    <meta:document-statistic meta:table-count="1" meta:cell-count="15" meta:object-count="0"/>
  </office:meta>
</office:document-meta>
</file>